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56cm"/>
      <style:paragraph-properties style:writing-mode="lr-tb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T1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56cm" svg:height="0.569cm" svg:x="1.244cm" svg:y="0.131cm">
          <draw:text-box>
            <text:p><text:span text:style-name="T1">GDT1</text:span></text:p>
          </draw:text-box>
        </draw:frame>
        <draw:g>
          <draw:custom-shape draw:style-name="gr2" draw:text-style-name="P2" draw:layer="layout" svg:width="1cm" svg:height="1cm" draw:transform="rotate (1.5707963267949) translate (0.7cm 1.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.2cm" svg:y1="2.2cm" svg:x2="1.2cm" svg:y2="1.4cm">
            <text:p/>
          </draw:line>
          <draw:line draw:style-name="gr3" draw:text-style-name="P3" draw:layer="layout" svg:x1="1.2cm" svg:y1="1cm" svg:x2="1.2cm" svg:y2="0.2cm">
            <text:p/>
          </draw:line>
          <draw:custom-shape draw:style-name="gr4" draw:text-style-name="P4" draw:layer="layout" svg:width="0.2cm" svg:height="0.2cm" svg:x="1.1cm" svg:y="1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4" draw:layer="layout" svg:width="0.2cm" svg:height="0.2cm" svg:x="1.1cm" svg:y="0.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4" draw:layer="layout" svg:width="0.2cm" svg:height="0.2cm" svg:x="1.4cm" svg:y="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0.2cm" svg:y1="1.2cm" svg:x2="1.3cm" svg:y2="1.2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02T14:03:48.234000000</meta:creation-date>
    <meta:generator>LibreOffice/6.4.4.2$Windows_X86_64 LibreOffice_project/3d775be2011f3886db32dfd395a6a6d1ca2630ff</meta:generator>
    <dc:date>2021-07-03T13:39:30.627000000</dc:date>
    <meta:editing-duration>PT6M44S</meta:editing-duration>
    <meta:editing-cycles>3</meta:editing-cycles>
    <meta:document-statistic meta:object-count="9"/>
  </office:meta>
</office:document-meta>
</file>